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italic"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se McWhirt</text:p>
      <text:p text:style-name="P1">CS 362</text:p>
      <text:p text:style-name="P1">January 14<text:span text:style-name="T1">th</text:span>, 2018</text:p>
      <text:p text:style-name="P1">Word Count: Mac DeMarco</text:p>
      <text:p text:style-name="P2">Assignment 1</text:p>
      <text:p text:style-name="P4">Program Description:</text:p>
      <text:p text:style-name="P3">class Appt:</text:p>
      <text:p text:style-name="P1"><text:span text:style-name="T3"><text:tab/></text:span>public Appt(</text:p>
      <text:p text:style-name="P1"><text:tab/><text:tab/>int startHour, int startMinute, int startDay, int startMonth, int startYear,</text:p>
      <text:p text:style-name="P1"><text:tab/><text:tab/>String title, String description</text:p>
      <text:p text:style-name="P1"><text:tab/>) # the constructor of the class Appt.</text:p>
      <text:p text:style-name="P1"><text:tab/><text:tab/><text:span text:style-name="T4">Precondition:<text:tab/><text:tab/></text:span><text:span text:style-name="T2">All parameters must be not NULL.</text:span></text:p>
      <text:p text:style-name="P1"><text:tab/><text:tab/><text:span text:style-name="T4">Postcondition:<text:tab/></text:span><text:span text:style-name="T2">Parameters will be set as class variables, recurringDays will be</text:span></text:p>
      <text:p text:style-name="P7"><text:tab/><text:tab/><text:tab/><text:tab/><text:tab/><text:tab/>initialized to 0, <text:s/>and valid will be set.</text:p>
      <text:p text:style-name="P1"/>
      <text:p text:style-name="P1"><text:tab/>IsValid(</text:p>
      <text:p text:style-name="P1"><text:tab/>) # this private method sets valid to true if preconditions are met and false if they aren't.</text:p>
      <text:p text:style-name="P1"><text:tab/><text:tab/><text:span text:style-name="T4">Precondition:</text:span><text:span text:style-name="T2"><text:tab/><text:tab/>(0 &lt;= startHour &lt;= 23) and (0 &lt;= startMinute &lt;= 59) and</text:span></text:p>
      <text:p text:style-name="P7"><text:tab/><text:tab/><text:tab/><text:tab/><text:tab/>(1 &lt;= startDay &lt;= NumDaysInMonth) and</text:p>
      <text:p text:style-name="P7"><text:tab/><text:tab/><text:tab/><text:tab/><text:tab/>(1 &lt;= startMonth &lt;= 12</text:p>
      <text:p text:style-name="P1"><text:tab/><text:tab/><text:span text:style-name="T4">Postcondition:<text:tab/></text:span><text:span text:style-name="T2">valid = true</text:span></text:p>
      <text:p text:style-name="P1"/>
      <text:p text:style-name="P1"><text:tab/>setRecurrence(</text:p>
      <text:p text:style-name="P1"><text:tab/><text:tab/>int[] recurDays, int recurBy, int recurIncrement, int recurNumber</text:p>
      <text:p text:style-name="P1"><text:tab/>) # this public method sets the rest of class variables to parameters.</text:p>
      <text:p text:style-name="P1"><text:tab/><text:tab/><text:span text:style-name="T4">Precondition:</text:span><text:span text:style-name="T2"><text:tab/><text:tab/>Parameters should be set to non NULL values.</text:span></text:p>
      <text:p text:style-name="P1"><text:tab/><text:tab/><text:span text:style-name="T4">Postcondition:</text:span><text:span text:style-name="T2"><text:tab/>Class variables related to parameters will be set to parameters.</text:span></text:p>
      <text:p text:style-name="P1"/>
      <text:p text:style-name="P1"><text:tab/>setRecurDays(</text:p>
      <text:p text:style-name="P1"><text:tab/><text:tab/>int[] recurDays</text:p>
      <text:p text:style-name="P1"><text:tab/>) # this private method sets recurDays to parameter or initializes a blank int array and sets</text:p>
      <text:p text:style-name="P1"><text:tab/><text:tab/>recurDays to it if the parameter is NULL.</text:p>
      <text:p text:style-name="P1"><text:tab/><text:tab/><text:span text:style-name="T4">Precondition:</text:span><text:span text:style-name="T2"><text:tab/><text:tab/>recurDays should be set, but can be set to NULL.</text:span></text:p>
      <text:p text:style-name="P1"><text:span text:style-name="T4"><text:tab/><text:tab/>Postcondition:</text:span><text:span text:style-name="T2"><text:tab/>Class variable recurDays set to parameter or fresh int array is</text:span></text:p>
      <text:p text:style-name="P7"><text:tab/><text:tab/><text:tab/><text:tab/><text:tab/>initialized to 0 and set to class variable recurDays.</text:p>
      <text:p text:style-name="P6"/>
      <text:p text:style-name="P3">class CalDay:</text:p>
      <text:p text:style-name="P1"><text:tab/>public CalDay(</text:p>
      <text:p text:style-name="P1"><text:tab/><text:tab/>GregorianCalendar cal</text:p>
      <text:p text:style-name="P1"><text:tab/>) # the constructor of the class CalDay.</text:p>
      <text:p text:style-name="P1"><text:tab/><text:tab/><text:span text:style-name="T4">Precondition:</text:span><text:span text:style-name="T2"><text:tab/><text:tab/>GregorianCalendar must be non NULL.</text:span></text:p>
      <text:p text:style-name="P1"><text:span text:style-name="T4"><text:tab/><text:tab/>Postcondition:</text:span><text:span text:style-name="T2"><text:tab/>Day, Month, and Year class variables are set based on input</text:span></text:p>
      <text:p text:style-name="P7"><text:tab/><text:tab/><text:tab/><text:tab/><text:tab/>parameter. Appts is set to a new LinkedList. Valid is set to true.</text:p>
      <text:p text:style-name="P1"/>
      <text:p text:style-name="P1"><text:tab/>AddAppt(</text:p>
      <text:p text:style-name="P1"><text:tab/><text:tab/>Appt appt</text:p>
      <text:p text:style-name="P1"><text:tab/>) # the public method adds an appointment to the Appts Linked List in order of time. </text:p>
      <text:p text:style-name="P1"><text:tab/><text:tab/><text:span text:style-name="T4">Precondition:</text:span><text:span text:style-name="T2"><text:tab/><text:tab/>Has to recieve the Appt appt parameter.</text:span></text:p>
      <text:p text:style-name="P1"><text:span text:style-name="T4"><text:tab/><text:tab/>Postcondition:</text:span><text:span text:style-name="T2"><text:tab/>There is now at least one appt in the Appt Linked List. The list</text:span></text:p>
      <text:p text:style-name="P7"><text:tab/><text:tab/><text:tab/><text:tab/><text:tab/>is also still in chronological order.</text:p>
      <text:p text:style-name="P1"/>
      <text:p text:style-name="P1"><text:tab/>SetAppts(</text:p>
      <text:p text:style-name="P1"><text:soft-page-break/><text:tab/><text:tab/>LinkedList&lt;Appt&gt; appts</text:p>
      <text:p text:style-name="P1"><text:tab/>) # the private method sets the class variable appts to parameters appts.</text:p>
      <text:p text:style-name="P1"><text:tab/><text:tab/><text:span text:style-name="T4">Precondition:</text:span><text:span text:style-name="T2"><text:tab/><text:tab/>Paramater appts must be given and of type LinkedList&lt;Appt&gt;.</text:span></text:p>
      <text:p text:style-name="P1"><text:span text:style-name="T4"><text:tab/><text:tab/>Postcondition:</text:span><text:span text:style-name="T2"><text:tab/>Class variable appts is set and not NULL.</text:span></text:p>
      <text:p text:style-name="P6"/>
      <text:p text:style-name="P3">class CalendarUtil:</text:p>
      <text:p text:style-name="P1"><text:span text:style-name="T3"><text:tab/></text:span>NumDaysInMonth(</text:p>
      <text:p text:style-name="P1"><text:tab/><text:tab/>int year, int month</text:p>
      <text:p text:style-name="P1"><text:tab/>) # the public method returns the number of days in the month</text:p>
      <text:p text:style-name="P1"><text:tab/><text:tab/><text:span text:style-name="T4">Precondition:<text:tab/><text:tab/></text:span>(year &gt; 0) and (1 &lt;= month &lt;= 12)</text:p>
      <text:p text:style-name="P1"><text:tab/><text:tab/><text:span text:style-name="T4">Postcondition:<text:tab/></text:span>returns the number of days in the specified month and year</text:p>
      <text:p text:style-name="P1"/>
      <text:p text:style-name="P1"><text:tab/>IsLeapYear(</text:p>
      <text:p text:style-name="P1"><text:tab/><text:tab/>int year</text:p>
      <text:p text:style-name="P1"><text:tab/>) # the public method returns true if the current year is a leap year.</text:p>
      <text:p text:style-name="P1"><text:tab/><text:tab/><text:span text:style-name="T4">Precondition:</text:span><text:span text:style-name="T2"><text:tab/><text:tab/>(year &gt; 0)</text:span></text:p>
      <text:p text:style-name="P1"><text:span text:style-name="T4"><text:tab/><text:tab/>Postcondition:</text:span><text:span text:style-name="T2"><text:tab/>returns true if year is division by 4, except if it's divisible by</text:span></text:p>
      <text:p text:style-name="P7"><text:tab/><text:tab/><text:tab/><text:tab/><text:tab/>100 but not 400.</text:p>
      <text:p text:style-name="P5"/>
      <text:p text:style-name="P3">class TimeTable:</text:p>
      <text:p text:style-name="P1"><text:tab/>getApptRange(</text:p>
      <text:p text:style-name="P1"><text:tab/><text:tab/>LinkedList&lt;Appt&gt; appts, GregorianCalendar firstDay, GregorianCalendar lastDay</text:p>
      <text:p text:style-name="P1"><text:tab/>) # the public method returns a list of days between firstDay and lastDay. Unfortunately, it</text:p>
      <text:p text:style-name="P1"><text:tab/><text:tab/>also does other stuff but doesn't store it in class variables or return it anywhere.</text:p>
      <text:p text:style-name="P1"><text:tab/><text:tab/><text:span text:style-name="T4">Precondition:</text:span><text:span text:style-name="T2"><text:tab/><text:tab/>(firstDay.before(lastDay) == true) (will throw exception if</text:span></text:p>
      <text:p text:style-name="P1"><text:span text:style-name="T2"><text:tab/><text:tab/><text:tab/><text:tab/><text:tab/>false.</text:span></text:p>
      <text:p text:style-name="P5"><text:span text:style-name="T4"><text:tab/><text:tab/>Postcondition:</text:span><text:span text:style-name="T2"><text:tab/>calDays will have all days between first day and last day,</text:span></text:p>
      <text:p text:style-name="P5"><text:span text:style-name="T2"><text:tab/><text:tab/><text:tab/><text:tab/><text:tab/>including first day and excluding last day.</text:span></text:p>
      <text:p text:style-name="P1"/>
      <text:p text:style-name="P1"><text:tab/>GetApptOccurences(</text:p>
      <text:p text:style-name="P1"><text:tab/><text:tab/>Appt appt, GregorianCalendar firstDay, GregorianCalendar lastDay</text:p>
      <text:p text:style-name="P1"><text:tab/>) # the private method returns a Linked List of days in which appointments occur.</text:p>
      <text:p text:style-name="P1"><text:tab/><text:tab/><text:span text:style-name="T4">Precondition:</text:span><text:span text:style-name="T2"><text:tab/><text:tab/>(firstDay.before(lastDay) == true)</text:span></text:p>
      <text:p text:style-name="P1"><text:span text:style-name="T4"><text:tab/><text:tab/>Postcondition:</text:span><text:span text:style-name="T2"><text:tab/>result is guaranteed to be in order and between firstDay</text:span></text:p>
      <text:p text:style-name="P1"><text:span text:style-name="T2"><text:tab/><text:tab/><text:tab/><text:tab/><text:tab/>(inclusive) and lastDay (exclusive)</text:span></text:p>
      <text:p text:style-name="P1"/>
      <text:p text:style-name="P1"><text:tab/>getNextApptOccurrence(</text:p>
      <text:p text:style-name="P1"><text:tab/><text:tab/>Appt appt, GregorianCalendar day</text:p>
      <text:p text:style-name="P1"><text:tab/>) # the private method returns the appt closest to time day.</text:p>
      <text:p text:style-name="P1"><text:tab/><text:tab/><text:span text:style-name="T4">Precondition:</text:span><text:span text:style-name="T2"><text:tab/><text:tab/>appt and day are not NULL.</text:span></text:p>
      <text:p text:style-name="P1"><text:span text:style-name="T2"><text:tab/><text:tab/></text:span><text:span text:style-name="T4">Postcondition:</text:span><text:span text:style-name="T2"><text:tab/>returns the next day, in chronological order, that an</text:span></text:p>
      <text:p text:style-name="P1"><text:span text:style-name="T2"><text:tab/><text:tab/><text:tab/><text:tab/><text:tab/>appointment occurs.</text:span></text:p>
      <text:p text:style-name="P7"/>
      <text:p text:style-name="P6">Calendar Stats:</text:p>
      <text:p text:style-name="P7">SLOC (number of lines of code): 411</text:p>
      <text:p text:style-name="P7">Number of methods (public and private): 56</text:p>
      <text:p text:style-name="P7">Number of classes: 6</text:p>
      <text:p text:style-name="P7"/>
      <text:p text:style-name="P7"/>
      <text:p text:style-name="P7"/>
      <text:p text:style-name="P7"/>
      <text:p text:style-name="P7"/>
      <text:p text:style-name="P8"><text:soft-page-break/>Bug Description:</text:p>
      <text:p text:style-name="P9">Bug 1:<text:tab/><text:tab/>isValid() in Appt.java</text:p>
      <text:p text:style-name="P9"><text:span text:style-name="T5"><text:tab/>Removed the startMonth -1 alteration in parameter field of CalendarUtil.NumDaysInMonth and the conditional. This will cause the NumDaysInMonth to return the wrong number of days or possibly overload. December will (12) will overload both this call and conditional. It's also possible for 0 to slip through somehow. This could potentially be a hard bug to catch with a test suite, as team members will likely have to re-establish inconsistent month ranges (in some files it's 0-11, in others 1-12). Compiles and runs.</text:span></text:p>
      <text:p text:style-name="P9"><text:span text:style-name="T5"/></text:p>
      <text:p text:style-name="P9">Bug 2:<text:tab/><text:tab/>getAppRange() in TimeTable.java</text:p>
      <text:p text:style-name="P9"><text:span text:style-name="T5"><text:tab/>The conditional for the throw exception was reversed, which I'll do more with later. To insult to injury, I've also put a 1 in the for loop instead of a 0. That way, the first appointment will be skipped in the extra random code. Compiles and runs.</text:span></text:p>
      <text:p text:style-name="P9"><text:span text:style-name="T5"/></text:p>
      <text:p text:style-name="P9">Bug 3:<text:tab/><text:tab/>setAppts() in CalDay.java</text:p>
      <text:p text:style-name="P10"><text:tab/>Changed the first if statement so that if Appts is Null, that its set. This won't affect the second if statement, where aptps is set to not null and size = 0. Ergo, if appts.size() != 0, it won't be set. Compiles and runs.</text:p>
      <text:p text:style-name="P10"/>
      <text:p text:style-name="P9">Bug 4:<text:tab/><text:tab/>in CalendarUtil.java</text:p>
      <text:p text:style-name="P9"><text:span text:style-name="T5"/></text:p>
      <text:p text:style-name="P9"><text:span text:style-name="T5"><text:line-break/></text:span>Bug 5:<text:tab/><text:tab/>in DateOutOfRangeException.jav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14M13S</meta:editing-duration>
    <meta:editing-cycles>98</meta:editing-cycles>
    <meta:generator>OpenOffice/4.1.2$Win32 OpenOffice.org_project/412m3$Build-9782</meta:generator>
    <dc:date>2018-01-15T20:10:43.52</dc:date>
    <meta:document-statistic meta:table-count="0" meta:image-count="0" meta:object-count="0" meta:page-count="3" meta:paragraph-count="96" meta:word-count="790" meta:character-count="5039"/>
    <meta:user-defined meta:name="Info 1"/>
    <meta:user-defined meta:name="Info 2"/>
    <meta:user-defined meta:name="Info 3"/>
    <meta:user-defined meta:name="Info 4"/>
  </office:meta>
</office:document-meta>
</file>